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2"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4"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35"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6"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37"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style:font-name="Liberation Mono" fo:font-size="7pt" style:text-underline-style="none" officeooo:rsid="00217a22" officeooo:paragraph-rsid="009e0777" style:font-size-asian="7pt" style:font-size-complex="7pt"/>
    </style:style>
    <style:style style:name="P38"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40"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4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a1cc02" style:font-size-asian="10.5pt" style:font-size-complex="12pt"/>
    </style:style>
    <style:style style:name="P42"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43"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4"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5"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6"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7"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8"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50"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5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a1cc02" officeooo:paragraph-rsid="00a1cc02" style:font-size-asian="10.5pt" style:font-size-complex="12pt"/>
    </style:style>
    <style:style style:name="P5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5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8"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9"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6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6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62" style:family="paragraph" style:parent-style-name="Standard" style:list-style-name="L3">
      <style:paragraph-properties fo:margin-top="0in" fo:margin-bottom="0.1201in" style:contextual-spacing="false" fo:text-align="start" style:justify-single-word="false"/>
      <style:text-properties fo:font-size="12pt" fo:font-style="italic" style:text-underline-style="none" officeooo:rsid="009e3e5f" officeooo:paragraph-rsid="009e3e5f" style:font-size-asian="10.5pt" style:font-style-asian="italic" style:font-size-complex="12pt" style:font-style-complex="italic"/>
    </style:style>
    <style:style style:name="P63"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64"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5"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6"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7"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8"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9"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70"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71"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72"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73"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style:text-position="super 58%" officeooo:rsid="00a0116b"/>
    </style:style>
    <style:style style:name="T53" style:family="text">
      <style:text-properties officeooo:rsid="007a6e4a"/>
    </style:style>
    <style:style style:name="T54" style:family="text">
      <style:text-properties officeooo:rsid="007c40f3"/>
    </style:style>
    <style:style style:name="T55" style:family="text">
      <style:text-properties officeooo:rsid="007da45d"/>
    </style:style>
    <style:style style:name="T56" style:family="text">
      <style:text-properties style:text-line-through-style="none" style:text-line-through-type="none" officeooo:rsid="0025b23f"/>
    </style:style>
    <style:style style:name="T57" style:family="text">
      <style:text-properties style:text-line-through-style="none" style:text-line-through-type="none" style:text-position="super 58%" fo:font-style="italic" officeooo:rsid="0080dfce" style:font-style-asian="italic" style:font-style-complex="italic"/>
    </style:style>
    <style:style style:name="T58" style:family="text">
      <style:text-properties style:text-line-through-style="none" style:text-line-through-type="none" fo:font-style="italic" officeooo:rsid="0080dfce" style:font-style-asian="italic" style:font-style-complex="italic"/>
    </style:style>
    <style:style style:name="T59" style:family="text">
      <style:text-properties officeooo:rsid="0085e461"/>
    </style:style>
    <style:style style:name="T60" style:family="text">
      <style:text-properties officeooo:rsid="0086f6ac"/>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0422826"/>
    </style:style>
    <style:style style:name="T63" style:family="text">
      <style:text-properties style:text-line-through-style="solid" style:text-line-through-type="single" officeooo:rsid="0025b23f"/>
    </style:style>
    <style:style style:name="T64" style:family="text">
      <style:text-properties fo:font-style="italic" officeooo:rsid="0025b23f" style:font-style-asian="italic" style:font-style-complex="italic"/>
    </style:style>
    <style:style style:name="T65" style:family="text">
      <style:text-properties officeooo:rsid="00870281"/>
    </style:style>
    <style:style style:name="T66" style:family="text">
      <style:text-properties officeooo:rsid="008d71f0"/>
    </style:style>
    <style:style style:name="T67" style:family="text">
      <style:text-properties officeooo:rsid="0093478c"/>
    </style:style>
    <style:style style:name="T68" style:family="text">
      <style:text-properties officeooo:rsid="009a77ab"/>
    </style:style>
    <style:style style:name="T69" style:family="text">
      <style:text-properties officeooo:rsid="009b7f83"/>
    </style:style>
    <style:style style:name="T70" style:family="text">
      <style:text-properties officeooo:rsid="00a0116b"/>
    </style:style>
    <style:style style:name="T71" style:family="text">
      <style:text-properties officeooo:rsid="00a1cc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40">KotC </text:span>Card Building Guide</text:p>
      <text:p text:style-name="P32"><text:span text:style-name="T70">3</text:span><text:span text:style-name="T52">r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6459332520219579150" text:style-name="L1">
        <text:list-item>
          <text:p text:style-name="P38">One activation condition (optional)</text:p>
        </text:list-item>
        <text:list-item>
          <text:p text:style-name="P38">One activation cost (optional)</text:p>
        </text:list-item>
        <text:list-item>
          <text:p text:style-name="P38">One target selection (optional)</text:p>
        </text:list-item>
        <text:list-item>
          <text:p text:style-name="P73">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4">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14">Effect cost formulas may have the special variable “t” in them. In this case, replace the variable “t” with the calculated cost of the target selection. For example, if your target selection cost is 4 and an effect cost is listed as “3t”, the<text:span text:style-name="T67">n</text:span>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p text:style-name="P36">total_relief = condition_relief + cost_relief</text:p>
      <text:p text:style-name="P34">ability_cost = <text:span text:style-name="T35">max(1, sum(effect_costs) - total_relief)</text:span></text:p>
      <text:p text:style-name="P35">creature_cost = max(1, <text:span text:style-name="T69">math.ceil(max(0, </text:span>offense + <text:span text:style-name="T37">(</text:span>defense / <text:span text:style-name="T28">5) - caveat_relief)</text:span> + sum(ability_costs)))</text:p>
      <text:p text:style-name="P37">spell_cost = max(1, math.ceil(ability_cost))</text:p>
      <text:p text:style-name="P2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1">Caveats</text:p>
      <text:p text:style-name="P10">Caveats are special conditions of creatures, used to weaken them in certain areas and reduce the resource cost of their power levels.<text:span text:style-name="T23"> </text:span>Of course, caveats can only be given to creatures, not spells. <text:span text:style-name="T68">The amount of relief a caveat provides is listed in parentheses.</text:span></text:p>
      <text:list xml:id="list195894346036913569" text:style-name="L2">
        <text:list-item>
          <text:p text:style-name="P66">“<text:span text:style-name="T53">You must p</text:span>ay [x] hitpoints <text:span text:style-name="T53">to summon this creature</text:span>.” (x/<text:span text:style-name="T55">2</text:span>)</text:p>
        </text:list-item>
        <text:list-item>
          <text:p text:style-name="P40">“<text:span text:style-name="T53">You must e</text:span><text:bookmark-start text:name="__DdeLink__384_9731689942"/><text:span text:style-name="T53">xhaust [x] of your unexhausted creatures in play to summon this creature.</text:span><text:bookmark-end text:name="__DdeLink__384_9731689942"/><text:span text:style-name="T53">” (x)</text:span></text:p>
        </text:list-item>
        <text:list-item>
          <text:p text:style-name="P40">“<text:span text:style-name="T53">You must e</text:span><text:bookmark-start text:name="__DdeLink__378_9731689941"/><text:span text:style-name="T53">xhaust [x] of your unexhausted creatures in play chosen by an opponent of your choice to summon this creature.</text:span><text:bookmark-end text:name="__DdeLink__378_9731689941"/><text:span text:style-name="T53">” (2x)</text:span></text:p>
        </text:list-item>
      </text:list>
      <text:list xml:id="list808789915301239097" text:style-name="L3">
        <text:list-item>
          <text:list>
            <text:list-item>
              <text:p text:style-name="P62">Revised from: “<text:span text:style-name="T53">You must e</text:span><text:bookmark-start text:name="__DdeLink__378_97316899411"/><text:span text:style-name="T53">xhaust [x] of your unexhausted c</text:span>ards<text:span text:style-name="T53"> in play chosen by an opponent of your choice to summon this creature.</text:span><text:bookmark-end text:name="__DdeLink__378_97316899411"/><text:span text:style-name="T53">” </text:span>(3<text:span text:style-name="T50">rd</text:span> Edition)</text:p>
            </text:list-item>
          </text:list>
        </text:list-item>
      </text:list>
      <text:list xml:id="list155707402713448" text:continue-list="list195894346036913569" text:style-name="L2">
        <text:list-item>
          <text:p text:style-name="P46">“<text:span text:style-name="T53">You must s</text:span>acrifice [x] cards on the top of your deck <text:span text:style-name="T53">to summon this creature</text:span>.” <text:span text:style-name="T26">(x)</text:span></text:p>
        </text:list-item>
        <text:list-item>
          <text:p text:style-name="P46">“<text:span text:style-name="T53">You must s</text:span>acrifice [x] random cards in your hand <text:span text:style-name="T53">to summon this creature</text:span>.” <text:span text:style-name="T26">(3x/2)</text:span></text:p>
        </text:list-item>
        <text:list-item>
          <text:p text:style-name="P40">“<text:span text:style-name="T53">You must s</text:span>acrifice [x] cards in play <text:span text:style-name="T53">to summon this creature</text:span>.” <text:span text:style-name="T26">(2x)</text:span></text:p>
        </text:list-item>
        <text:list-item>
          <text:p text:style-name="P40">“<text:span text:style-name="T53">You must sacrifice [x] cards in play chosen by an opponent of your choice to summon this creature.” (3x)</text:span></text:p>
        </text:list-item>
        <text:list-item>
          <text:p text:style-name="P41">“<text:span text:style-name="T71">You must destroy [x] cards on the top of your deck to summon this creature.” (x/2)</text:span></text:p>
        </text:list-item>
        <text:list-item>
          <text:p text:style-name="P41">“<text:span text:style-name="T71">You must destroy [x] random cards in your hand to summon this creature.” (3x/4)</text:span></text:p>
        </text:list-item>
        <text:list-item>
          <text:p text:style-name="P41">“<text:span text:style-name="T71">You must d</text:span><text:bookmark-start text:name="__DdeLink__1867_4642893871"/><text:span text:style-name="T71">estroy [x] of your cards in play to summon this creature.</text:span><text:bookmark-end text:name="__DdeLink__1867_4642893871"/><text:span text:style-name="T71">” (x)</text:span></text:p>
        </text:list-item>
        <text:list-item>
          <text:p text:style-name="P41">“<text:span text:style-name="T71">You must destroy [x] of your cards in play chosen by an opponent of your choice to summon this creature.” (3x/2)</text:span></text:p>
        </text:list-item>
        <text:list-item>
          <text:p text:style-name="P41">“<text:span text:style-name="T71">You must destroy [x] of your resources to summon this creature.” (x)</text:span></text:p>
        </text:list-item>
        <text:list-item>
          <text:p text:style-name="P51">“You must destroy [x] of your resources chosen by an opponent of your choice to summon this creature.” (3x/2)</text:p>
        </text:list-item>
        <text:list-item>
          <text:p text:style-name="P40">“<text:span text:style-name="T54">This creature cannot attack.” (1)</text:span></text:p>
        </text:list-item>
        <text:list-item>
          <text:p text:style-name="P40">“<text:span text:style-name="T54">This creature cannot defend.” (1)</text:span></text:p>
        </text:list-item>
        <text:list-item>
          <text:p text:style-name="P42">“<text:span text:style-name="T54">This creature cannot attack or defend.” (1.5)</text:span></text:p>
        </text:list-item>
      </text:list>
      <text:p text:style-name="P27">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 <text:span text:style-name="T68">Some activation conditions also reduce the resource cost of the ability; the amount of relief an activation condition provides is listed in parentheses.</text:span></text:p>
      <text:list xml:id="list2873935898597037466" text:style-name="L4">
        <text:list-item>
          <text:p text:style-name="P67">“Activate in response to an opponent's summon.” <text:span text:style-name="T46">(0)</text:span></text:p>
        </text:list-item>
        <text:list-item>
          <text:p text:style-name="P52">“Activate in response to an opponent's attack.” <text:span text:style-name="T46">(0)</text:span></text:p>
        </text:list-item>
        <text:list-item>
          <text:p text:style-name="P52">“Activate in response to an opponent's card effect.” <text:span text:style-name="T46">(0)</text:span></text:p>
        </text:list-item>
        <text:list-item>
          <text:p text:style-name="P55">“<text:bookmark-start text:name="__DdeLink__804_995551539"/>Activate when this in-play card is destroyed.<text:bookmark-end text:name="__DdeLink__804_995551539"/>” <text:span text:style-name="T46">(2)</text:span></text:p>
        </text:list-item>
        <text:list-item>
          <text:p text:style-name="P55">“Activate when this card as a resource is destroyed.” <text:span text:style-name="T46">(2)</text:span></text:p>
        </text:list-item>
        <text:list-item>
          <text:p text:style-name="P39">“Activate when this card in your hand is destroyed.” <text:span text:style-name="T46">(2)</text:span></text:p>
        </text:list-item>
        <text:list-item>
          <text:p text:style-name="P39">“Activate when this card in your deck is destroyed.” <text:span text:style-name="T46">(2)</text:span></text:p>
        </text:list-item>
        <text:list-item>
          <text:p text:style-name="P56">“Activate when another of your cards in play is destroyed.” <text:span text:style-name="T46">(1)</text:span></text:p>
        </text:list-item>
        <text:list-item>
          <text:p text:style-name="P56">“Activate when a card in your hand is destroyed.” <text:span text:style-name="T46">(1)</text:span></text:p>
        </text:list-item>
        <text:list-item>
          <text:p text:style-name="P56">“Activate when a card in your deck is destroyed.” <text:span text:style-name="T46">(1)</text:span></text:p>
        </text:list-item>
        <text:list-item>
          <text:p text:style-name="P56">“<text:span text:style-name="T39">Activate when you take damage.” (1)</text:span></text:p>
        </text:list-item>
      </text:list>
      <text:p text:style-name="P28">Activation Costs</text:p>
      <text:p text:style-name="P4">Activation costs serve to reduce the resource cost of an ability by “paying” in other ways. <text:span text:style-name="T38">Only one activation cost can be used per ability. The amount of relief an activation cost provides is listed in parentheses.</text:span></text:p>
      <text:list xml:id="list155706939660716" text:continue-list="list155707402713448" text:style-name="L2">
        <text:list-item>
          <text:p text:style-name="P68">“<text:span text:style-name="T23">Remove [x] counters from this card.” (2x)</text:span></text:p>
        </text:list-item>
        <text:list-item>
          <text:p text:style-name="P43">“Pay [x] hitpoints.” (x)</text:p>
        </text:list-item>
        <text:list-item>
          <text:p text:style-name="P44">“<text:bookmark-start text:name="__DdeLink__802_1334210204"/><text:bookmark-start text:name="__DdeLink__384_973168994"/><text:span text:style-name="T34">Exhaust [x] of your unexhausted creatures in play.</text:span><text:bookmark-end text:name="__DdeLink__802_1334210204"/><text:bookmark-end text:name="__DdeLink__384_973168994"/><text:span text:style-name="T34">” (2x)</text:span></text:p>
        </text:list-item>
      </text:list>
      <text:list xml:id="list6302105293007997437" text:style-name="L5">
        <text:list-item>
          <text:list>
            <text:list-item>
              <text:p text:style-name="P63">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155708808765417" text:continue-list="list155706939660716" text:style-name="L2">
        <text:list-item>
          <text:p text:style-name="P44">“<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7754058517278951350" text:style-name="L6">
        <text:list-item>
          <text:list>
            <text:list-item>
              <text:p text:style-name="P64">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155707454808092" text:continue-list="list155708808765417" text:style-name="L2">
        <text:list-item>
          <text:p text:style-name="P47">“Sacrifice [x] cards on the top of your deck.” <text:span text:style-name="T26">(2x)</text:span></text:p>
        </text:list-item>
        <text:list-item>
          <text:p text:style-name="P47">“Sacrifice [x] random cards in your hand.” <text:span text:style-name="T26">(3x)</text:span></text:p>
        </text:list-item>
        <text:list-item>
          <text:p text:style-name="P45">“Sacrifice [x] cards in play.” <text:span text:style-name="T26">(4x)</text:span></text:p>
        </text:list-item>
        <text:list-item>
          <text:p text:style-name="P45">“<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45">“<text:span text:style-name="T66">Destroy [x] cards on the top of your deck.” (x)</text:span></text:p>
        </text:list-item>
        <text:list-item>
          <text:p text:style-name="P45">“<text:span text:style-name="T66">Destroy [x] random cards in your hand.” (3x/2)</text:span></text:p>
        </text:list-item>
        <text:list-item>
          <text:p text:style-name="P45">“<text:bookmark-start text:name="__DdeLink__1867_464289387"/><text:span text:style-name="T66">Destroy [x] of your cards in play.</text:span><text:bookmark-end text:name="__DdeLink__1867_464289387"/><text:span text:style-name="T66">” (2x)</text:span></text:p>
        </text:list-item>
        <text:list-item>
          <text:p text:style-name="P45">“<text:span text:style-name="T66">Destroy [x] of your cards in play chosen by an opponent of your choice.” (3x)</text:span></text:p>
        </text:list-item>
        <text:list-item>
          <text:p text:style-name="P45">“<text:span text:style-name="T66">Destroy [x] of your resources.” (2x)</text:span></text:p>
        </text:list-item>
        <text:list-item>
          <text:p text:style-name="P45">“<text:span text:style-name="T66">Destroy [x] of your resources chosen by an opponent of your choice.” (3x)</text:span></text:p>
        </text:list-item>
      </text:list>
      <text:p text:style-name="P29">Target Selections</text:p>
      <text:p text:style-name="P5">Target selections are necessary for some effects to work. They serve to designate what cards an effect is used on. <text:span text:style-name="T38">Only one target selection can be used per ability. Note: the costs listed here become the variable “t” on the ability's effect(s).</text:span></text:p>
      <text:list xml:id="list1839855886466855775" text:style-name="L7">
        <text:list-item>
          <text:p text:style-name="P71">“Target this card.” <text:span text:style-name="T26">(0.5)</text:span></text:p>
        </text:list-item>
        <text:list-item>
          <text:p text:style-name="P53">“<text:span text:style-name="T24">Target up to [x] cards in play.” (x)</text:span></text:p>
        </text:list-item>
        <text:list-item>
          <text:p text:style-name="P53">“<text:span text:style-name="T47">Target up to [x] cards in play with at least [y] counters.” (x/(y+1))</text:span></text:p>
        </text:list-item>
        <text:list-item>
          <text:p text:style-name="P69">“<text:bookmark-start text:name="__DdeLink__490_1944016114"/><text:span text:style-name="T24">Target up to [x] resources.</text:span><text:bookmark-end text:name="__DdeLink__490_1944016114"/><text:span text:style-name="T24">” (x)</text:span></text:p>
        </text:list-item>
        <text:list-item>
          <text:p text:style-name="P48">“<text:span text:style-name="T34">Target up to [x] exhausted cards in play.” (x/2)</text:span></text:p>
        </text:list-item>
        <text:list-item>
          <text:p text:style-name="P70">“<text:span text:style-name="T24">Target up to [x] cards in play selected by an opponent of your choice.” (x/2)</text:span></text:p>
        </text:list-item>
        <text:list-item>
          <text:p text:style-name="P49">“<text:span text:style-name="T29">Target up to [x] cards in the current chain.” (x/2)</text:span></text:p>
        </text:list-item>
        <text:list-item>
          <text:p text:style-name="P49">“<text:span text:style-name="T32">Target up to [x] cards in your hand.” (x)</text:span></text:p>
        </text:list-item>
        <text:list-item>
          <text:p text:style-name="P50">“Target up to [x] cards in one player's hand randomly.” <text:span text:style-name="T27">(x)</text:span></text:p>
        </text:list-item>
        <text:list-item>
          <text:p text:style-name="P50">“Target up to [x] cards on the top of one player's deck.” <text:span text:style-name="T27">(x)</text:span></text:p>
        </text:list-item>
        <text:list-item>
          <text:p text:style-name="P50">“Target up to [x] cards in <text:span text:style-name="T32">your graveyard</text:span>.” <text:span text:style-name="T27">(x)</text:span></text:p>
        </text:list-item>
        <text:list-item>
          <text:p text:style-name="P50">“<text:span text:style-name="T31">Target up to [x] cards in one player's graveyard randomly.” (x)</text:span></text:p>
        </text:list-item>
      </text:list>
      <text:p text:style-name="P30">Effects</text:p>
      <text:p text:style-name="P6">Effects are the main component of abilities, and at least one is required for any given ability. <text:span text:style-name="T68">Every effect has a cost, listed in parentheses.</text:span></text:p>
      <text:list xml:id="list3353632176675959139" text:style-name="L8">
        <text:list-item>
          <text:p text:style-name="P72">“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57">“<text:span text:style-name="T47">Remove up to [x] counters from each target.” (xt)</text:span></text:p>
        </text:list-item>
        <text:list-item>
          <text:p text:style-name="P57">“<text:span text:style-name="T48">Place [x] offense counters on each target; you can remove an offense counter from a card at any time to increase its offense by 1.” (4xt)</text:span></text:p>
        </text:list-item>
        <text:list-item>
          <text:p text:style-name="P57">“<text:span text:style-name="T48">Place [x] defense counters on each target; you can remove a defense counter from a card at any time to increase its defense by 5.” (4xt)</text:span></text:p>
        </text:list-item>
        <text:list-item>
          <text:p text:style-name="P57">“<text:span text:style-name="T49">Place [x] weakness counters on each target; you can remove a weakness counter from a card at any time to decrease its offense by 1.” (4xt)</text:span></text:p>
        </text:list-item>
        <text:list-item>
          <text:p text:style-name="P57">“<text:span text:style-name="T49">Place [x] damage counters on each target; you can remove a damage counter from a card at any time to roll a six-sided die and inflict damage to it equal to the result.” (4xt)</text:span></text:p>
        </text:list-item>
        <text:list-item>
          <text:p text:style-name="P57">“<text:span text:style-name="T59">Place [x] exhaustion counters on each target; you can remove an exhaustion counter from a card at any time to exhaust it.” (4xt)</text:span></text:p>
        </text:list-item>
        <text:list-item>
          <text:p text:style-name="P57">“See <text:span text:style-name="T44">all</text:span> targets.” <text:span text:style-name="T26">(2t)</text:span></text:p>
        </text:list-item>
        <text:list-item>
          <text:p text:style-name="P58">“<text:span text:style-name="T30">Exhaust</text:span> <text:span text:style-name="T44">all</text:span> targets.” (<text:span text:style-name="T42">2t</text:span>)</text:p>
        </text:list-item>
        <text:list-item>
          <text:p text:style-name="P58">“<text:span text:style-name="T33">Send all targets to the resource zone of their owners (exhausted).” (3t)</text:span></text:p>
        </text:list-item>
        <text:list-item>
          <text:p text:style-name="P54">“<text:span text:style-name="T25">Destroy all targets.” (8t)</text:span></text:p>
        </text:list-item>
        <text:list-item>
          <text:p text:style-name="P59">“Increase targets<text:span text:style-name="T36">'</text:span> offense by <text:span text:style-name="T36">a total of</text:span> [x].” <text:span text:style-name="T26">(x+t)</text:span></text:p>
        </text:list-item>
        <text:list-item>
          <text:p text:style-name="P59">“Increase targets<text:span text:style-name="T36">'</text:span> defense by <text:span text:style-name="T36">a total of</text:span> [x].” <text:span text:style-name="T26">(x/5+t)</text:span></text:p>
        </text:list-item>
        <text:list-item>
          <text:p text:style-name="P59">“<text:bookmark-start text:name="__DdeLink__697_897024548"/><text:bookmark-start text:name="__DdeLink__482_1944016114"/>Decrease targets<text:span text:style-name="T36">'</text:span> offense by <text:span text:style-name="T36">a total of</text:span> [x].<text:bookmark-end text:name="__DdeLink__697_897024548"/><text:bookmark-end text:name="__DdeLink__482_1944016114"/>” <text:span text:style-name="T26">(x+t)</text:span></text:p>
        </text:list-item>
        <text:list-item>
          <text:p text:style-name="P59">“<text:span text:style-name="T60">Roll [x] six-sided dice and inflict the result of each die as damage to one target.</text:span>” <text:span text:style-name="T60">(x+t)</text:span></text:p>
        </text:list-item>
        <text:list-item>
          <text:p text:style-name="P59"><text:span text:style-name="T61">“</text:span><text:bookmark-start text:name="__DdeLink__373_1387822758"/><text:span text:style-name="T61">Inflict </text:span><text:span text:style-name="T62">a total of</text:span><text:span text:style-name="T61"> [x] damage to targets.</text:span><text:bookmark-end text:name="__DdeLink__373_1387822758"/><text:span text:style-name="T61">” </text:span><text:span text:style-name="T63">(x/4+t)</text:span><text:span text:style-name="T26"> </text:span><text:span text:style-name="T64">Redacted (2</text:span><text:span text:style-name="T51">nd</text:span><text:span text:style-name="T64"> Edition)</text:span></text:p>
        </text:list-item>
        <text:list-item>
          <text:p text:style-name="P59">“<text:bookmark-start text:name="__DdeLink__805_1334210204"/><text:span text:style-name="T43">Reveal</text:span> <text:span text:style-name="T45">all</text:span> targets<text:span text:style-name="T33">, then summon or cast any number of targets that are not in play</text:span> (paying the usual costs).<text:bookmark-end text:name="__DdeLink__805_1334210204"/>” <text:span text:style-name="T26">(3t)</text:span></text:p>
        </text:list-item>
        <text:list-item>
          <text:p text:style-name="P59">“<text:span text:style-name="T44">Switch control of each target in-play creature to a different player of your choice until the end of this turn.” (4t)</text:span></text:p>
        </text:list-item>
        <text:list-item>
          <text:p text:style-name="P59">“<text:bookmark-start text:name="__DdeLink__486_1944016114"/>Place <text:span text:style-name="T45">all</text:span> targets on top of owner's deck in any order.<text:bookmark-end text:name="__DdeLink__486_1944016114"/>” <text:span text:style-name="T26">(3t)</text:span></text:p>
        </text:list-item>
        <text:list-item>
          <text:p text:style-name="P60">“Draw [x] cards.” <text:span text:style-name="T26">(4x)</text:span></text:p>
        </text:list-item>
        <text:list-item>
          <text:p text:style-name="P60"><text:soft-page-break/>“Increase your hitpoints by [x].” <text:span text:style-name="T26">(2x)</text:span></text:p>
        </text:list-item>
        <text:list-item>
          <text:p text:style-name="P60">“<text:span text:style-name="T59">Roll [x] six-sided dice and inflict the result as damage to yourself, then roll [x] six-sided dice and inflict the result as damage to any one player.</text:span>” <text:span text:style-name="T59">(2x)</text:span></text:p>
        </text:list-item>
        <text:list-item>
          <text:p text:style-name="P65">“<text:bookmark-start text:name="__DdeLink__395_722314610"/>Inflict [x] damage to any one player.<text:bookmark-end text:name="__DdeLink__395_722314610"/>” <text:span text:style-name="T26">(x/2)</text:span><text:span text:style-name="T56"> </text:span><text:span text:style-name="T58">Redacted (2</text:span><text:span text:style-name="T57">nd</text:span><text:span text:style-name="T58"> Edition)</text:span></text:p>
        </text:list-item>
        <text:list-item>
          <text:p text:style-name="P61">“Negate<text:span text:style-name="T36"> attack of all</text:span> targets.” <text:span text:style-name="T26">(5t)</text:span></text:p>
        </text:list-item>
        <text:list-item>
          <text:p text:style-name="P61">“<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61">“<text:span text:style-name="T60">You may re-roll up to [x] dice in the current chain up to [y] times each.</text:span>” <text:span text:style-name="T60">(xy)</text:span></text:p>
        </text:list-item>
        <text:list-item>
          <text:p text:style-name="P61">“<text:bookmark-start text:name="__DdeLink__2012_1991979357"/><text:span text:style-name="T65">You may re-roll up to [x] dice for the rest of this turn (excluding the current chain) up to [y] times each.</text:span><text:bookmark-end text:name="__DdeLink__2012_1991979357"/><text:span text:style-name="T65">”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5T15:57:06.736569616</dc:date>
    <dc:creator>Julie </dc:creator>
    <meta:editing-duration>P1DT12H36M28S</meta:editing-duration>
    <meta:editing-cycles>103</meta:editing-cycles>
    <meta:generator>LibreOffice/4.2.8.2$Linux_X86_64 LibreOffice_project/420m0$Build-2</meta:generator>
    <meta:document-statistic meta:table-count="0" meta:image-count="0" meta:object-count="0" meta:page-count="9" meta:paragraph-count="132" meta:word-count="2356" meta:character-count="13280" meta:non-whitespace-character-count="11142"/>
  </office:meta>
</office:document-meta>
</file>